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63aa" officeooo:paragraph-rsid="000163aa"/>
    </style:style>
    <style:style style:name="P2" style:family="paragraph" style:parent-style-name="Standard">
      <style:text-properties style:font-name="Arial" fo:font-style="normal" style:text-underline-style="none" fo:font-weight="normal" officeooo:rsid="002a1dc9" officeooo:paragraph-rsid="002a1dc9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163aa" officeooo:paragraph-rsid="0033e711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2c36af" officeooo:paragraph-rsid="005052b6" style:font-style-asian="italic" style:font-weight-asian="bold" style:font-style-complex="italic" style:font-weight-complex="bold"/>
    </style:style>
    <style:style style:name="P5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5052b6" officeooo:paragraph-rsid="005052b6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5cb284" officeooo:paragraph-rsid="005cb284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Arial" fo:font-style="italic" style:text-underline-style="solid" style:text-underline-width="auto" style:text-underline-color="font-color" fo:font-weight="normal" officeooo:rsid="0009061d" officeooo:paragraph-rsid="002a1dc9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font-name="Arial" fo:font-weight="bold" officeooo:rsid="000163aa" officeooo:paragraph-rsid="000163aa" style:font-weight-asian="bold" style:font-weight-complex="bold"/>
    </style:style>
    <style:style style:name="P9" style:family="paragraph" style:parent-style-name="Standard">
      <style:text-properties style:font-name="Courier New" fo:font-style="normal" style:text-underline-style="none" fo:font-weight="normal" officeooo:rsid="005052b6" officeooo:paragraph-rsid="000163a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Courier New" fo:font-style="normal" style:text-underline-style="none" fo:font-weight="normal" officeooo:rsid="0051da66" officeooo:paragraph-rsid="0051da6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Courier New" fo:font-style="normal" style:text-underline-style="none" fo:font-weight="normal" officeooo:rsid="002a1dc9" officeooo:paragraph-rsid="005052b6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Courier New" fo:font-style="italic" style:text-underline-style="solid" style:text-underline-width="auto" style:text-underline-color="font-color" fo:font-weight="bold" officeooo:rsid="0009061d" officeooo:paragraph-rsid="005cb284" style:font-style-asian="italic" style:font-weight-asian="bold" style:font-style-complex="italic" style:font-weight-complex="bold"/>
    </style:style>
    <style:style style:name="P13" style:family="paragraph" style:parent-style-name="Standard">
      <style:text-properties style:font-name="Courier New" fo:font-style="normal" style:text-underline-style="none" fo:font-weight="normal" officeooo:rsid="005f4681" officeooo:paragraph-rsid="005f4681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Arial" fo:font-style="italic" style:text-underline-style="solid" style:text-underline-width="auto" style:text-underline-color="font-color" fo:font-weight="normal" officeooo:rsid="0009061d" officeooo:paragraph-rsid="002a1dc9" style:font-style-asian="italic" style:font-weight-asian="normal" style:font-style-complex="italic" style:font-weight-complex="normal"/>
    </style:style>
    <style:style style:name="T1" style:family="text">
      <style:text-properties fo:font-style="normal" style:text-underline-style="none" officeooo:rsid="0033e711" style:font-style-asian="normal" style:font-style-complex="normal"/>
    </style:style>
    <style:style style:name="T2" style:family="text">
      <style:text-properties fo:font-style="normal" style:text-underline-style="none" officeooo:rsid="0034c73b" style:font-style-asian="normal" style:font-style-complex="normal"/>
    </style:style>
    <style:style style:name="T3" style:family="text">
      <style:text-properties fo:font-style="normal" style:text-underline-style="none" fo:font-weight="normal" officeooo:rsid="005cb284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63f1df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675638" style:font-style-asian="normal" style:font-weight-asian="normal" style:font-style-complex="normal" style:font-weight-complex="normal"/>
    </style:style>
    <style:style style:name="T6" style:family="text">
      <style:text-properties officeooo:rsid="0030670d"/>
    </style:style>
    <style:style style:name="T7" style:family="text">
      <style:text-properties officeooo:rsid="00572ad2"/>
    </style:style>
    <style:style style:name="T8" style:family="text">
      <style:text-properties officeooo:rsid="005d4a72"/>
    </style:style>
    <style:style style:name="T9" style:family="text">
      <style:text-properties officeooo:rsid="005f4681"/>
    </style:style>
    <style:style style:name="T10" style:family="text">
      <style:text-properties officeooo:rsid="00604890"/>
    </style:style>
    <style:style style:name="T11" style:family="text">
      <style:text-properties officeooo:rsid="00653997"/>
    </style:style>
    <style:style style:name="T12" style:family="text">
      <style:text-properties officeooo:rsid="00667b39"/>
    </style:style>
    <style:style style:name="T13" style:family="text">
      <style:text-properties officeooo:rsid="006756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el Edwards</text:p>
      <text:p text:style-name="P1">Course: Java Programming 1</text:p>
      <text:p text:style-name="P1">Homework <text:span text:style-name="T12">8</text:span></text:p>
      <text:p text:style-name="P1">April <text:span text:style-name="T6">1</text:span><text:span text:style-name="T11">5</text:span>, 2011</text:p>
      <text:p text:style-name="P1"/>
      <text:p text:style-name="P1"/>
      <text:p text:style-name="P8">Source:</text:p>
      <text:p text:style-name="P9"/>
      <text:p text:style-name="P5"><text:span text:style-name="T13">&lt;name&gt;</text:span>.java:</text:p>
      <text:p text:style-name="P13"/>
      <text:p text:style-name="P11"/>
      <text:p text:style-name="P4"><text:span text:style-name="T13">&lt;name&gt;</text:span>.<text:span text:style-name="T7">html</text:span>:</text:p>
      <text:p text:style-name="P13"/>
      <text:p text:style-name="P10"/>
      <text:p text:style-name="P10"/>
      <text:p text:style-name="P3"><text:span text:style-name="T2">Test </text:span><text:span text:style-name="T1">Output: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7"/>
      <text:p text:style-name="P6">Webpage:</text:p>
      <text:p text:style-name="P12"><text:a xlink:type="simple" xlink:href="http://scaglietti.dyndns.org/Calculator/"><text:span text:style-name="T3">http://scaglietti.dyndns.org/</text:span></text:a><text:a xlink:type="simple" xlink:href="http://scaglietti.dyndns.org/Calculator/">&lt;</text:a><text:span text:style-name="T5">name&gt;</text:span><text:a xlink:type="simple" xlink:href="http://scaglietti.dyndns.org/Calculator/"><text:span text:style-name="T3">/</text:span></text:a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l Edwards</meta:initial-creator>
    <meta:creation-date>2011-04-09T18:45:11</meta:creation-date>
    <meta:generator>OpenOffice.org/3.2$Linux OpenOffice.org_project/320m19$Build-9505</meta:generator>
    <dc:date>2011-04-15T00:14:41</dc:date>
    <dc:creator>Joel Edwards</dc:creator>
    <meta:editing-duration>PT34H24M19S</meta:editing-duration>
    <meta:editing-cycles>92</meta:editing-cycles>
    <meta:document-statistic meta:table-count="0" meta:image-count="0" meta:object-count="0" meta:page-count="1" meta:paragraph-count="10" meta:word-count="18" meta:character-count="149"/>
  </office:meta>
</office:document-meta>
</file>